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mbria" style:font-family-asian="Cambria" style:font-family-complex="Cambria" fo:background-color="transparent" fo:color="#000000"/>
    </style:style>
    <style:style style:name="T2" style:family="text">
      <style:text-properties fo:font-size="14.00pt" fo:font-weight="normal" fo:font-family="Cambria" style:font-family-asian="Cambria" style:font-family-complex="Cambria" fo:background-color="transparent" fo:color="#000000" fo:font-style="italic"/>
    </style:style>
    <style:style style:name="T3" style:family="text">
      <style:text-properties fo:font-size="12.00pt" fo:font-weight="normal" fo:font-family="Verdana" style:font-family-asian="Verdana" style:font-family-complex="Verdan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Verdana" style:font-family-asian="Verdana" style:font-family-complex="Verdan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Verdana" style:font-family-asian="Verdana" style:font-family-complex="Verdana"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Verdana" style:font-family-asian="Verdana" style:font-family-complex="Verdan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Verdana" style:font-family-asian="Verdana" style:font-family-complex="Verdana"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Verdana" style:font-family-asian="Verdana" style:font-family-complex="Verdana"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Verdana" style:font-family-asian="Verdana" style:font-family-complex="Verdana"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6.00pt" fo:font-weight="bold" fo:font-family="Cambria" style:font-family-asian="Cambria" style:font-family-complex="Cambria"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4.00pt" fo:font-weight="bold" fo:font-family="Cambria" style:font-family-asian="Cambria" style:font-family-complex="Cambria" fo:background-color="transparent" fo:color="#000000"/>
    </style:style>
    <style:style style:name="T181" style:family="text">
      <style:text-properties fo:font-size="14.00pt" fo:font-weight="bold" fo:font-family="Cambria" style:font-family-asian="Cambria" style:font-family-complex="Cambria" fo:background-color="transparent" fo:color="#000000" fo:font-style="italic"/>
    </style:style>
    <style:style style:name="T182" style:family="text">
      <style:text-properties fo:font-size="12.00pt" fo:font-weight="normal" fo:font-family="Verdana" style:font-family-asian="Verdana" style:font-family-complex="Verdana" fo:background-color="transparent" fo:color="#000000"/>
    </style:style>
    <style:style style:name="T183" style:family="text">
      <style:text-properties fo:font-size="14.00pt" fo:font-weight="bold" fo:font-family="Cambria" style:font-family-asian="Cambria" style:font-family-complex="Cambria" fo:background-color="transparent" fo:color="#000000" fo:font-style="italic"/>
    </style:style>
    <style:style style:name="T184" style:family="text">
      <style:text-properties fo:font-size="12.00pt" fo:font-weight="normal" fo:font-family="Verdana" style:font-family-asian="Verdana" style:font-family-complex="Verdana" fo:background-color="transparent" fo:color="#000000"/>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4.00pt" fo:font-weight="bold" fo:font-family="Cambria" style:font-family-asian="Cambria" style:font-family-complex="Cambria" fo:background-color="transparent" fo:color="#000000"/>
    </style:style>
    <style:style style:name="T187" style:family="text">
      <style:text-properties fo:font-size="14.00pt" fo:font-weight="bold" fo:font-family="Cambria" style:font-family-asian="Cambria" style:font-family-complex="Cambria" fo:background-color="transparent" fo:color="#000000" fo:font-style="italic"/>
    </style:style>
    <style:style style:name="T188" style:family="text">
      <style:text-properties fo:font-size="12.00pt" fo:font-weight="normal" fo:font-family="Verdana" style:font-family-asian="Verdana" style:font-family-complex="Verdana" fo:background-color="transparent" fo:color="#000000"/>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4.00pt" fo:font-weight="bold" fo:font-family="Cambria" style:font-family-asian="Cambria" style:font-family-complex="Cambria" fo:background-color="transparent" fo:color="#000000" fo:font-style="italic"/>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2.00pt" fo:font-weight="normal" fo:font-family="Verdana" style:font-family-asian="Verdana" style:font-family-complex="Verdana" fo:background-color="transparent" fo:color="#000000"/>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2.00pt" fo:font-weight="normal" fo:font-family="Verdana" style:font-family-asian="Verdana" style:font-family-complex="Verdana" fo:background-color="transparent" fo:color="#000000"/>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4.00pt" fo:font-weight="bold" fo:font-family="Cambria" style:font-family-asian="Cambria" style:font-family-complex="Cambria" fo:background-color="transparent" fo:color="#000000" fo:font-style="italic"/>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2.00pt" fo:font-weight="normal" fo:font-family="Verdana" style:font-family-asian="Verdana" style:font-family-complex="Verdana" fo:background-color="transparent" fo:color="#000000"/>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2.00pt" fo:font-weight="normal" fo:font-family="Verdana" style:font-family-asian="Verdana" style:font-family-complex="Verdana" fo:background-color="transparent" fo:color="#000000"/>
    </style:style>
    <style:style style:name="T201" style:family="text">
      <style:text-properties fo:font-size="14.00pt" fo:font-weight="bold" fo:font-family="Cambria" style:font-family-asian="Cambria" style:font-family-complex="Cambria" fo:background-color="transparent" fo:color="#000000" fo:font-style="italic"/>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Verdana" style:font-family-asian="Verdana" style:font-family-complex="Verdana"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fo:font-family="Verdana" style:font-family-asian="Verdana" style:font-family-complex="Verdana"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Verdana" style:font-family-asian="Verdana" style:font-family-complex="Verdana"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2.00pt" fo:font-weight="normal" fo:font-family="Verdana" style:font-family-asian="Verdana" style:font-family-complex="Verdana" fo:background-color="transparent" fo:color="#000000"/>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normal" fo:font-family="Verdana" style:font-family-asian="Verdana" style:font-family-complex="Verdana" fo:background-color="transparent" fo:color="#000000"/>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4.00pt" fo:font-weight="bold" fo:font-family="Cambria" style:font-family-asian="Cambria" style:font-family-complex="Cambria" fo:background-color="transparent" fo:color="#000000" fo:font-style="italic"/>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normal" fo:font-family="Verdana" style:font-family-asian="Verdana" style:font-family-complex="Verdana"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normal" fo:font-family="Verdana" style:font-family-asian="Verdana" style:font-family-complex="Verdana" fo:background-color="transparent" fo:color="#000000"/>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normal" fo:font-family="Verdana" style:font-family-asian="Verdana" style:font-family-complex="Verdana" fo:background-color="transparent" fo:color="#000000"/>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normal" fo:font-family="Verdana" style:font-family-asian="Verdana" style:font-family-complex="Verdana"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2.00pt" fo:font-weight="normal" fo:font-family="Verdana" style:font-family-asian="Verdana" style:font-family-complex="Verdana" fo:background-color="transparent" fo:color="#000000"/>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2.00pt" fo:font-weight="normal" fo:font-family="Verdana" style:font-family-asian="Verdana" style:font-family-complex="Verdana" fo:background-color="transparent" fo:color="#000000"/>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4.00pt" fo:font-weight="bold" fo:font-family="Cambria" style:font-family-asian="Cambria" style:font-family-complex="Cambria" fo:background-color="transparent" fo:color="#000000" fo:font-style="italic"/>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2.00pt" fo:font-weight="normal" fo:font-family="Verdana" style:font-family-asian="Verdana" style:font-family-complex="Verdana" fo:background-color="transparent" fo:color="#000000"/>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4.00pt" fo:font-weight="bold" fo:font-family="Cambria" style:font-family-asian="Cambria" style:font-family-complex="Cambria" fo:background-color="transparent" fo:color="#000000" fo:font-style="italic"/>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2.00pt" fo:font-weight="normal" fo:font-family="Verdana" style:font-family-asian="Verdana" style:font-family-complex="Verdana" fo:background-color="transparent" fo:color="#000000"/>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2.00pt" fo:font-weight="normal" fo:font-family="Verdana" style:font-family-asian="Verdana" style:font-family-complex="Verdana"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2.00pt" fo:font-weight="normal" fo:font-family="Verdana" style:font-family-asian="Verdana" style:font-family-complex="Verdana" fo:background-color="transparent" fo:color="#000000"/>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4.00pt" fo:font-weight="bold" fo:font-family="Cambria" style:font-family-asian="Cambria" style:font-family-complex="Cambria" fo:background-color="transparent" fo:color="#000000"/>
    </style:style>
    <style:style style:name="T240" style:family="text">
      <style:text-properties fo:font-size="12.00pt" fo:font-weight="normal" fo:font-family="Verdana" style:font-family-asian="Verdana" style:font-family-complex="Verdana" fo:background-color="transparent" fo:color="#000000"/>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4.00pt" fo:font-weight="bold" fo:font-family="Cambria" style:font-family-asian="Cambria" style:font-family-complex="Cambria" fo:background-color="transparent" fo:color="#000000" fo:font-style="italic"/>
    </style:style>
    <style:style style:name="T243" style:family="text">
      <style:text-properties fo:font-size="12.00pt" fo:font-weight="normal" fo:font-family="Verdana" style:font-family-asian="Verdana" style:font-family-complex="Verdana" fo:background-color="transparent" fo:color="#000000"/>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4.00pt" fo:font-weight="bold" fo:font-family="Cambria" style:font-family-asian="Cambria" style:font-family-complex="Cambria" fo:background-color="transparent" fo:color="#000000"/>
    </style:style>
    <style:style style:name="T246" style:family="text">
      <style:text-properties fo:font-size="14.00pt" fo:font-weight="bold" fo:font-family="Cambria" style:font-family-asian="Cambria" style:font-family-complex="Cambria" fo:background-color="transparent" fo:color="#000000" fo:font-style="italic"/>
    </style:style>
    <style:style style:name="T247" style:family="text">
      <style:text-properties fo:font-size="12.00pt" fo:font-weight="normal" fo:font-family="Verdana" style:font-family-asian="Verdana" style:font-family-complex="Verdana" fo:background-color="transparent" fo:color="#000000"/>
    </style:style>
    <style:style style:name="T248" style:family="text">
      <style:text-properties fo:font-size="14.00pt" fo:font-weight="bold" fo:font-family="Cambria" style:font-family-asian="Cambria" style:font-family-complex="Cambria" fo:background-color="transparent" fo:color="#000000"/>
    </style:style>
    <style:style style:name="T249" style:family="text">
      <style:text-properties fo:font-size="12.00pt" fo:font-weight="normal" fo:font-family="Verdana" style:font-family-asian="Verdana" style:font-family-complex="Verdana" fo:background-color="transparent" fo:color="#000000"/>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4.00pt" fo:font-weight="bold" fo:font-family="Cambria" style:font-family-asian="Cambria" style:font-family-complex="Cambria" fo:background-color="transparent" fo:color="#000000" fo:font-style="italic"/>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4.00pt" fo:font-weight="bold" fo:font-family="Cambria" style:font-family-asian="Cambria" style:font-family-complex="Cambria" fo:background-color="transparent" fo:color="#000000" fo:font-style="italic"/>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2.00pt" fo:font-weight="normal" fo:font-family="Verdana" style:font-family-asian="Verdana" style:font-family-complex="Verdana" fo:background-color="transparent" fo:color="#000000"/>
    </style:style>
    <style:style style:name="T256" style:family="text">
      <style:text-properties fo:font-size="14.00pt" fo:font-weight="bold" fo:font-family="Cambria" style:font-family-asian="Cambria" style:font-family-complex="Cambria" fo:background-color="transparent" fo:color="#000000" fo:font-style="italic"/>
    </style:style>
    <style:style style:name="T257" style:family="text">
      <style:text-properties fo:font-size="12.00pt" fo:font-weight="normal" fo:font-family="Verdana" style:font-family-asian="Verdana" style:font-family-complex="Verdana" fo:background-color="transparent" fo:color="#000000"/>
    </style:style>
    <style:style style:name="T258" style:family="text">
      <style:text-properties fo:font-size="14.00pt" fo:font-weight="bold" fo:font-family="Cambria" style:font-family-asian="Cambria" style:font-family-complex="Cambria" fo:background-color="transparent" fo:color="#000000" fo:font-style="italic"/>
    </style:style>
    <style:style style:name="T259" style:family="text">
      <style:text-properties fo:font-size="12.00pt" fo:font-weight="normal" fo:font-family="Verdana" style:font-family-asian="Verdana" style:font-family-complex="Verdana" fo:background-color="transparent" fo:color="#000000"/>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2.00pt" fo:font-weight="normal" fo:font-family="Verdana" style:font-family-asian="Verdana" style:font-family-complex="Verdana"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4.00pt" fo:font-weight="bold" fo:font-family="Cambria" style:font-family-asian="Cambria" style:font-family-complex="Cambria" fo:background-color="transparent" fo:color="#000000"/>
    </style:style>
    <style:style style:name="T264" style:family="text">
      <style:text-properties fo:font-size="12.00pt" fo:font-weight="normal" fo:font-family="Verdana" style:font-family-asian="Verdana" style:font-family-complex="Verdana"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4.00pt" fo:font-weight="bold" fo:font-family="Cambria" style:font-family-asian="Cambria" style:font-family-complex="Cambria" fo:background-color="transparent" fo:color="#000000"/>
    </style:style>
    <style:style style:name="T267" style:family="text">
      <style:text-properties fo:font-size="12.00pt" fo:font-weight="normal" fo:font-family="Verdana" style:font-family-asian="Verdana" style:font-family-complex="Verdana" fo:background-color="transparent" fo:color="#000000"/>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70" style:family="text">
      <style:text-properties fo:font-size="10.00pt" fo:font-weight="bold" fo:font-family="Verdana" style:font-family-asian="Verdana" style:font-family-complex="Verdana" fo:background-color="transparent" fo:color="#000000"/>
    </style:style>
    <style:style style:name="T271" style:family="text">
      <style:text-properties fo:font-size="10.00pt" fo:font-weight="normal" fo:font-family="Verdana" style:font-family-asian="Verdana" style:font-family-complex="Verdana" fo:background-color="transparent" fo:color="#000000"/>
    </style:style>
    <style:style style:name="T272" style:family="text">
      <style:text-properties fo:font-size="10.00pt" fo:font-weight="bold" fo:font-family="Verdana" style:font-family-asian="Verdana" style:font-family-complex="Verdana" fo:background-color="transparent" fo:color="#000000"/>
    </style:style>
    <style:style style:name="T273" style:family="text">
      <style:text-properties fo:font-size="10.00pt" fo:font-weight="normal" fo:font-family="Verdana" style:font-family-asian="Verdana" style:font-family-complex="Verdana" fo:background-color="transparent" fo:color="#000000"/>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76" style:family="text">
      <style:text-properties fo:font-size="10.00pt" fo:font-weight="bold" fo:font-family="Verdana" style:font-family-asian="Verdana" style:font-family-complex="Verdana" fo:background-color="transparent" fo:color="#000000"/>
    </style:style>
    <style:style style:name="T277" style:family="text">
      <style:text-properties fo:font-size="10.00pt" fo:font-weight="normal" fo:font-family="Verdana" style:font-family-asian="Verdana" style:font-family-complex="Verdana" fo:background-color="transparent" fo:color="#000000"/>
    </style:style>
    <style:style style:name="T278" style:family="text">
      <style:text-properties fo:font-size="10.00pt" fo:font-weight="bold" fo:font-family="Verdana" style:font-family-asian="Verdana" style:font-family-complex="Verdana" fo:background-color="transparent" fo:color="#000000"/>
    </style:style>
    <style:style style:name="T279" style:family="text">
      <style:text-properties fo:font-size="10.00pt" fo:font-weight="normal" fo:font-family="Verdana" style:font-family-asian="Verdana" style:font-family-complex="Verdana" fo:background-color="transparent" fo:color="#000000"/>
    </style:style>
    <style:style style:name="T280" style:family="text">
      <style:text-properties fo:font-size="10.00pt" fo:font-weight="bold" fo:font-family="Verdana" style:font-family-asian="Verdana" style:font-family-complex="Verdana" fo:background-color="transparent" fo:color="#000000"/>
    </style:style>
    <style:style style:name="T281" style:family="text">
      <style:text-properties fo:font-size="10.00pt" fo:font-weight="normal" fo:font-family="Verdana" style:font-family-asian="Verdana" style:font-family-complex="Verdana" fo:background-color="transparent" fo:color="#000000"/>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284" style:family="text">
      <style:text-properties fo:font-size="10.00pt" fo:font-weight="bold" fo:font-family="Verdana" style:font-family-asian="Verdana" style:font-family-complex="Verdana" fo:background-color="transparent" fo:color="#000000"/>
    </style:style>
    <style:style style:name="T285" style:family="text">
      <style:text-properties fo:font-size="10.00pt" fo:font-weight="normal" fo:font-family="Verdana" style:font-family-asian="Verdana" style:font-family-complex="Verdana" fo:background-color="transparent" fo:color="#000000"/>
    </style:style>
    <style:style style:name="P1" style:family="paragraph">
      <style:paragraph-properties fo:line-height="100.00%" fo:text-align="center" fo:margin-top="12.00pt"/>
    </style:style>
    <style:style style:name="P2" style:family="paragraph">
      <style:paragraph-properties fo:line-height="100.00%" fo:text-align="center" fo:margin-top="12.00pt" fo:margin-bottom="6.00pt"/>
    </style:style>
    <style:style style:name="P3" style:family="paragraph">
      <style:paragraph-properties fo:line-height="100.00%" fo:text-align="center" fo:margin-bottom="6.00pt"/>
    </style:style>
    <style:style style:name="P4" style:family="paragraph">
      <style:paragraph-properties fo:line-height="100.00%" fo:text-align="left" fo:margin-bottom="6.00pt"/>
    </style:style>
    <style:style style:name="P5"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8"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15" style:family="paragraph">
      <style:paragraph-properties fo:line-height="100.00%" fo:text-align="left" fo:margin-bottom="6.00pt"/>
    </style:style>
    <style:style style:name="P16" style:family="paragraph">
      <style:paragraph-properties fo:line-height="100.00%" fo:text-align="left" fo:margin-bottom="6.00pt"/>
    </style:style>
    <style:style style:name="P17" style:family="paragraph">
      <style:paragraph-properties fo:line-height="100.00%" fo:text-align="left"/>
    </style:style>
    <style:style style:name="P18" style:family="paragraph">
      <style:paragraph-properties fo:line-height="100.00%" fo:text-align="left" fo:margin-top="12.00pt" fo:margin-bottom="6.00pt"/>
    </style:style>
    <style:style style:name="P19" style:family="paragraph">
      <style:paragraph-properties fo:line-height="100.00%" fo:text-align="left"/>
    </style:style>
    <style:style style:name="P20" style:family="paragraph">
      <style:paragraph-properties fo:line-height="100.00%" fo:text-align="left" fo:margin-left="36.00pt" fo:text-indent="-18.00pt"/>
    </style:style>
    <style:style style:name="P21" style:family="paragraph">
      <style:paragraph-properties fo:line-height="100.00%" fo:text-align="left" fo:margin-left="72.00pt" fo:text-indent="-36.00pt"/>
    </style:style>
    <style:style style:name="P22" style:family="paragraph">
      <style:paragraph-properties fo:line-height="100.00%" fo:text-align="left" fo:margin-left="36.00pt" fo:text-indent="-18.00pt"/>
    </style:style>
    <style:style style:name="P23" style:family="paragraph">
      <style:paragraph-properties fo:line-height="100.00%" fo:text-align="left" fo:margin-left="72.00pt" fo:text-indent="-36.00pt"/>
    </style:style>
    <style:style style:name="P24" style:family="paragraph">
      <style:paragraph-properties fo:line-height="100.00%" fo:text-align="left" fo:margin-left="36.00pt" fo:text-indent="-18.00pt"/>
    </style:style>
    <style:style style:name="P25" style:family="paragraph">
      <style:paragraph-properties fo:line-height="100.00%" fo:text-align="left" fo:margin-left="72.00pt" fo:text-indent="-36.00pt"/>
    </style:style>
    <style:style style:name="P26" style:family="paragraph">
      <style:paragraph-properties fo:line-height="100.00%" fo:text-align="left" fo:margin-left="36.00pt" fo:text-indent="-18.00pt"/>
    </style:style>
    <style:style style:name="P27" style:family="paragraph">
      <style:paragraph-properties fo:line-height="100.00%" fo:text-align="left" fo:margin-left="72.00pt" fo:text-indent="-36.00pt"/>
    </style:style>
    <style:style style:name="P28" style:family="paragraph">
      <style:paragraph-properties fo:line-height="100.00%" fo:text-align="left" fo:margin-left="36.00pt" fo:text-indent="-18.00pt"/>
    </style:style>
    <style:style style:name="P29" style:family="paragraph">
      <style:paragraph-properties fo:line-height="100.00%" fo:text-align="left" fo:margin-left="72.00pt" fo:text-indent="-36.00pt"/>
    </style:style>
    <style:style style:name="P30" style:family="paragraph">
      <style:paragraph-properties fo:line-height="100.00%" fo:text-align="left" fo:margin-left="36.00pt" fo:text-indent="-18.00pt"/>
    </style:style>
    <style:style style:name="P31" style:family="paragraph">
      <style:paragraph-properties fo:line-height="100.00%" fo:text-align="left" fo:margin-left="72.00pt" fo:text-indent="-36.00pt"/>
    </style:style>
    <style:style style:name="P32" style:family="paragraph">
      <style:paragraph-properties fo:line-height="100.00%" fo:text-align="left"/>
    </style:style>
    <style:style style:name="P33" style:family="paragraph">
      <style:paragraph-properties fo:line-height="100.00%" fo:text-align="left" fo:margin-top="12.00pt" fo:margin-bottom="6.00pt"/>
    </style:style>
    <style:style style:name="P34" style:family="paragraph">
      <style:paragraph-properties fo:line-height="100.00%" fo:text-align="left" fo:margin-bottom="6.00pt"/>
    </style:style>
    <style:style style:name="P35" style:family="paragraph">
      <style:paragraph-properties fo:line-height="100.00%" fo:text-align="left" fo:margin-top="12.00pt" fo:margin-bottom="6.00pt"/>
    </style:style>
    <style:style style:name="P36" style:family="paragraph">
      <style:paragraph-properties fo:line-height="100.00%" fo:text-align="left" fo:margin-bottom="6.00pt"/>
    </style:style>
    <style:style style:name="P37" style:family="paragraph">
      <style:paragraph-properties fo:line-height="100.00%" fo:text-align="left" fo:margin-top="12.00pt" fo:margin-bottom="6.00pt"/>
    </style:style>
    <style:style style:name="P38" style:family="paragraph">
      <style:paragraph-properties fo:line-height="100.00%" fo:text-align="left" fo:margin-bottom="6.00pt"/>
    </style:style>
    <style:style style:name="P39" style:family="paragraph">
      <style:paragraph-properties fo:line-height="100.00%" fo:text-align="left" fo:margin-top="12.00pt" fo:margin-bottom="6.00pt"/>
    </style:style>
    <style:style style:name="P40" style:family="paragraph">
      <style:paragraph-properties fo:line-height="100.00%" fo:text-align="left" fo:margin-bottom="6.00pt"/>
    </style:style>
    <style:style style:name="P41" style:family="paragraph">
      <style:paragraph-properties fo:line-height="115.00%" fo:text-align="left"/>
    </style:style>
    <style:style style:name="P42" style:family="paragraph">
      <style:paragraph-properties fo:line-height="100.00%" fo:text-align="left" fo:margin-bottom="6.00pt"/>
    </style:style>
    <style:style style:name="P43" style:family="paragraph">
      <style:paragraph-properties fo:line-height="100.00%" fo:text-align="left" fo:margin-top="12.00pt" fo:margin-bottom="6.00pt"/>
    </style:style>
    <style:style style:name="P44" style:family="paragraph">
      <style:paragraph-properties fo:line-height="100.00%" fo:text-align="left"/>
    </style:style>
    <style:style style:name="P45" style:family="paragraph">
      <style:paragraph-properties fo:line-height="115.00%" fo:text-align="left"/>
    </style:style>
    <style:style style:name="P46" style:family="paragraph">
      <style:paragraph-properties fo:line-height="100.00%" fo:text-align="left" fo:margin-bottom="6.00pt"/>
    </style:style>
    <style:style style:name="P47" style:family="paragraph">
      <style:paragraph-properties fo:line-height="100.00%" fo:text-align="left" fo:margin-top="12.00pt" fo:margin-bottom="6.00pt"/>
    </style:style>
    <style:style style:name="P48" style:family="paragraph">
      <style:paragraph-properties fo:line-height="100.00%" fo:text-align="left" fo:margin-bottom="6.00pt"/>
    </style:style>
    <style:style style:name="P49" style:family="paragraph">
      <style:paragraph-properties fo:line-height="115.00%" fo:text-align="left"/>
    </style:style>
    <style:style style:name="P50" style:family="paragraph">
      <style:paragraph-properties fo:line-height="100.00%" fo:text-align="left" fo:margin-bottom="6.00pt"/>
    </style:style>
    <style:style style:name="P51" style:family="paragraph">
      <style:paragraph-properties fo:line-height="100.00%" fo:text-align="left" fo:margin-top="12.00pt" fo:margin-bottom="6.00pt"/>
    </style:style>
    <style:style style:name="P52" style:family="paragraph">
      <style:paragraph-properties fo:line-height="100.00%" fo:text-align="left" fo:margin-bottom="6.00pt"/>
    </style:style>
    <style:style style:name="P53" style:family="paragraph">
      <style:paragraph-properties fo:line-height="115.00%" fo:text-align="left"/>
    </style:style>
    <style:style style:name="P54" style:family="paragraph">
      <style:paragraph-properties fo:line-height="115.00%" fo:text-align="left" fo:margin-left="0.00pt" fo:text-indent="36.00pt"/>
    </style:style>
    <style:style style:name="P55" style:family="paragraph">
      <style:paragraph-properties fo:line-height="115.00%" fo:text-align="left"/>
    </style:style>
    <style:style style:name="P56" style:family="paragraph">
      <style:paragraph-properties fo:line-height="100.00%" fo:text-align="left" fo:margin-bottom="6.00pt"/>
    </style:style>
    <style:style style:name="P57" style:family="paragraph">
      <style:paragraph-properties fo:line-height="100.00%" fo:text-align="left"/>
    </style:style>
    <style:style style:name="P58" style:family="paragraph">
      <style:paragraph-properties fo:line-height="100.00%" fo:text-align="left" fo:margin-top="12.00pt" fo:margin-bottom="6.00pt"/>
    </style:style>
    <style:style style:name="P59" style:family="paragraph">
      <style:paragraph-properties fo:line-height="100.00%" fo:text-align="left" fo:margin-bottom="6.00pt"/>
    </style:style>
    <style:style style:name="P60" style:family="paragraph">
      <style:paragraph-properties fo:line-height="100.00%" fo:text-align="left"/>
    </style:style>
    <style:style style:name="P61" style:family="paragraph">
      <style:paragraph-properties fo:line-height="100.00%" fo:text-align="left" fo:margin-top="12.00pt" fo:margin-bottom="6.00pt"/>
    </style:style>
    <style:style style:name="P62" style:family="paragraph">
      <style:paragraph-properties fo:line-height="100.00%" fo:text-align="left" fo:margin-top="12.00pt" fo:margin-bottom="6.00pt"/>
    </style:style>
    <style:style style:name="P63" style:family="paragraph">
      <style:paragraph-properties fo:line-height="100.00%" fo:text-align="left" fo:margin-bottom="6.00pt"/>
    </style:style>
    <style:style style:name="P64" style:family="paragraph">
      <style:paragraph-properties fo:line-height="115.00%" fo:text-align="left"/>
    </style:style>
    <style:style style:name="P65" style:family="paragraph">
      <style:paragraph-properties fo:line-height="100.00%" fo:text-align="left" fo:margin-bottom="6.00pt"/>
    </style:style>
    <style:style style:name="P66" style:family="paragraph">
      <style:paragraph-properties fo:line-height="100.00%" fo:text-align="left" fo:margin-top="12.00pt" fo:margin-bottom="6.00pt"/>
    </style:style>
    <text:list-style style:name="L67">
      <text:list-level-style-bullet text:level="1" text:bullet-char="•">
        <style:list-level-properties text:space-before="18.00pt" text:min-label-width="18.00pt"/>
        <style:text-properties fo:font-family="Symbol"/>
      </text:list-level-style-bullet>
    </text:list-style>
    <style:style style:name="P67" style:family="paragraph">
      <style:paragraph-properties fo:line-height="100.00%" fo:text-align="left"/>
    </style:style>
    <style:style style:name="P68" style:family="paragraph">
      <style:paragraph-properties fo:line-height="100.00%" fo:text-align="left" fo:margin-bottom="6.00pt"/>
    </style:style>
    <style:style style:name="P69" style:family="paragraph">
      <style:paragraph-properties fo:line-height="100.00%" fo:text-align="left" fo:margin-top="12.00pt" fo:margin-bottom="6.00pt"/>
    </style:style>
    <style:style style:name="P70" style:family="paragraph">
      <style:paragraph-properties fo:line-height="100.00%" fo:text-align="left" fo:margin-bottom="6.00pt"/>
    </style:style>
    <style:style style:name="P71" style:family="paragraph">
      <style:paragraph-properties fo:line-height="100.00%" fo:text-align="left" fo:margin-top="12.00pt" fo:margin-bottom="6.00pt"/>
    </style:style>
    <style:style style:name="P72" style:family="paragraph">
      <style:paragraph-properties fo:line-height="100.00%" fo:text-align="left" fo:margin-bottom="6.00pt"/>
    </style:style>
    <style:style style:name="P73" style:family="paragraph">
      <style:paragraph-properties fo:line-height="100.00%" fo:text-align="left" fo:margin-top="12.00pt" fo:margin-bottom="6.00pt"/>
    </style:style>
    <style:style style:name="P74" style:family="paragraph">
      <style:paragraph-properties fo:line-height="100.00%" fo:text-align="left" fo:margin-bottom="6.00pt"/>
    </style:style>
    <style:style style:name="P75" style:family="paragraph">
      <style:paragraph-properties fo:line-height="100.00%" fo:text-align="left" fo:margin-top="12.00pt" fo:margin-bottom="6.00pt"/>
    </style:style>
    <style:style style:name="P76" style:family="paragraph">
      <style:paragraph-properties fo:line-height="100.00%" fo:text-align="left" fo:margin-bottom="6.00pt"/>
    </style:style>
    <style:style style:name="P77" style:family="paragraph">
      <style:paragraph-properties fo:line-height="100.00%" fo:text-align="left" fo:margin-top="12.00pt" fo:margin-bottom="6.00pt"/>
    </style:style>
    <style:style style:name="P78" style:family="paragraph">
      <style:paragraph-properties fo:line-height="100.00%" fo:text-align="left" fo:margin-bottom="6.00pt"/>
    </style:style>
    <style:style style:name="P79" style:family="paragraph">
      <style:paragraph-properties fo:line-height="100.00%" fo:text-align="left" fo:margin-top="12.00pt" fo:margin-bottom="6.00pt"/>
    </style:style>
    <style:style style:name="P80" style:family="paragraph">
      <style:paragraph-properties fo:line-height="100.00%" fo:text-align="left" fo:margin-top="12.00pt" fo:margin-bottom="6.00pt"/>
    </style:style>
    <style:style style:name="P81" style:family="paragraph">
      <style:paragraph-properties fo:line-height="100.00%" fo:text-align="left" fo:margin-bottom="6.00pt"/>
    </style:style>
    <style:style style:name="P82" style:family="paragraph">
      <style:paragraph-properties fo:line-height="100.00%" fo:text-align="left" fo:margin-top="12.00pt" fo:margin-bottom="6.00pt"/>
    </style:style>
    <style:style style:name="P83" style:family="paragraph">
      <style:paragraph-properties fo:line-height="100.00%" fo:text-align="left" fo:margin-top="12.00pt" fo:margin-bottom="6.00pt"/>
    </style:style>
    <style:style style:name="P84" style:family="paragraph">
      <style:paragraph-properties fo:line-height="100.00%" fo:text-align="left" fo:margin-top="12.00pt" fo:margin-bottom="6.00pt"/>
    </style:style>
    <style:style style:name="P85" style:family="paragraph">
      <style:paragraph-properties fo:line-height="100.00%" fo:text-align="left" fo:margin-bottom="6.00pt"/>
    </style:style>
    <style:style style:name="P86" style:family="paragraph">
      <style:paragraph-properties fo:line-height="100.00%" fo:text-align="left" fo:margin-bottom="6.00pt"/>
    </style:style>
    <style:style style:name="P87" style:family="paragraph">
      <style:paragraph-properties fo:line-height="100.00%" fo:text-align="left" fo:margin-bottom="6.00pt"/>
    </style:style>
    <style:style style:name="P88" style:family="paragraph">
      <style:paragraph-properties fo:line-height="100.00%" fo:text-align="left" fo:margin-top="12.00pt" fo:margin-bottom="6.00pt"/>
    </style:style>
    <style:style style:name="P89" style:family="paragraph">
      <style:paragraph-properties fo:line-height="100.00%" fo:text-align="left" fo:margin-bottom="6.00pt"/>
    </style:style>
    <style:style style:name="P90" style:family="paragraph">
      <style:paragraph-properties fo:line-height="100.00%" fo:text-align="left" fo:margin-top="12.00pt" fo:margin-bottom="6.00pt"/>
    </style:style>
    <style:style style:name="P91" style:family="paragraph">
      <style:paragraph-properties fo:line-height="100.00%" fo:text-align="left" fo:margin-top="12.00pt" fo:margin-bottom="6.00pt"/>
    </style:style>
    <style:style style:name="P92" style:family="paragraph">
      <style:paragraph-properties fo:line-height="100.00%" fo:text-align="left" fo:margin-bottom="6.00pt"/>
    </style:style>
    <text:list-style style:name="L93">
      <text:list-level-style-bullet text:level="1" text:bullet-char="•">
        <style:list-level-properties text:space-before="18.00pt" text:min-label-width="18.00pt"/>
        <style:text-properties fo:font-family="Symbol"/>
      </text:list-level-style-bullet>
    </text:list-style>
    <style:style style:name="P93" style:family="paragraph">
      <style:paragraph-properties fo:line-height="100.00%" fo:text-align="left" fo:margin-left="-18.00pt" fo:text-indent="18.00pt"/>
    </style:style>
    <style:style style:name="P94" style:family="paragraph">
      <style:paragraph-properties fo:line-height="100.00%" fo:text-align="left" fo:margin-bottom="6.00pt"/>
    </style:style>
    <text:list-style style:name="L95">
      <text:list-level-style-bullet text:level="1" text:bullet-char="•">
        <style:list-level-properties text:space-before="18.00pt" text:min-label-width="18.00pt"/>
        <style:text-properties fo:font-family="Symbol"/>
      </text:list-level-style-bullet>
    </text:list-style>
    <style:style style:name="P95" style:family="paragraph">
      <style:paragraph-properties fo:line-height="100.00%" fo:text-align="left" fo:margin-left="-18.00pt" fo:text-indent="18.00pt"/>
    </style:style>
    <style:style style:name="P96" style:family="paragraph">
      <style:paragraph-properties fo:line-height="100.00%" fo:text-align="left" fo:margin-bottom="6.00pt"/>
    </style:style>
    <style:style style:name="P97" style:family="paragraph">
      <style:paragraph-properties fo:line-height="100.00%" fo:text-align="left" fo:margin-bottom="6.00pt"/>
    </style:style>
    <text:list-style style:name="L98">
      <text:list-level-style-bullet text:level="1" text:bullet-char="•">
        <style:list-level-properties text:space-before="18.00pt" text:min-label-width="18.00pt"/>
        <style:text-properties fo:font-family="Symbol"/>
      </text:list-level-style-bullet>
    </text:list-style>
    <style:style style:name="P98" style:family="paragraph">
      <style:paragraph-properties fo:line-height="100.00%" fo:text-align="left" fo:margin-left="-18.00pt" fo:text-indent="18.00pt"/>
    </style:style>
    <style:style style:name="P99" style:family="paragraph">
      <style:paragraph-properties fo:line-height="100.00%" fo:text-align="left" fo:margin-bottom="6.00pt"/>
    </style:style>
    <text:list-style style:name="L100">
      <text:list-level-style-bullet text:level="1" text:bullet-char="•">
        <style:list-level-properties text:space-before="18.00pt" text:min-label-width="18.00pt"/>
        <style:text-properties fo:font-family="Symbol"/>
      </text:list-level-style-bullet>
    </text:list-style>
    <style:style style:name="P100" style:family="paragraph">
      <style:paragraph-properties fo:line-height="100.00%" fo:text-align="left" fo:margin-left="-18.00pt" fo:text-indent="18.00pt"/>
    </style:style>
    <style:style style:name="P101" style:family="paragraph">
      <style:paragraph-properties fo:line-height="100.00%" fo:text-align="left" fo:margin-bottom="6.00pt"/>
    </style:style>
    <text:list-style style:name="L102">
      <text:list-level-style-bullet text:level="1" text:bullet-char="•">
        <style:list-level-properties text:space-before="18.00pt" text:min-label-width="18.00pt"/>
        <style:text-properties fo:font-family="Symbol"/>
      </text:list-level-style-bullet>
    </text:list-style>
    <style:style style:name="P102" style:family="paragraph">
      <style:paragraph-properties fo:line-height="100.00%" fo:text-align="left" fo:margin-left="-18.00pt" fo:text-indent="18.00pt"/>
    </style:style>
    <style:style style:name="P103" style:family="paragraph">
      <style:paragraph-properties fo:line-height="100.00%" fo:text-align="left" fo:margin-bottom="6.00pt"/>
    </style:style>
    <style:style style:name="P104" style:family="paragraph">
      <style:paragraph-properties fo:line-height="100.00%" fo:text-align="left" fo:margin-top="12.00pt" fo:margin-bottom="6.00pt"/>
    </style:style>
    <style:style style:name="P105" style:family="paragraph">
      <style:paragraph-properties fo:line-height="100.00%" fo:text-align="left" fo:margin-bottom="6.00pt"/>
    </style:style>
    <text:list-style style:name="L106">
      <text:list-level-style-bullet text:level="1" text:bullet-char="•">
        <style:list-level-properties text:space-before="18.00pt" text:min-label-width="18.00pt"/>
        <style:text-properties fo:font-family="Symbol"/>
      </text:list-level-style-bullet>
    </text:list-style>
    <style:style style:name="P106" style:family="paragraph">
      <style:paragraph-properties fo:line-height="100.00%" fo:text-align="left" fo:margin-left="-18.00pt" fo:text-indent="18.00pt"/>
    </style:style>
    <style:style style:name="TableColumn0100" style:family="table-column">
      <style:table-column-properties style:column-width="2.261111in"/>
    </style:style>
    <style:style style:name="TableColumn0101" style:family="table-column">
      <style:table-column-properties style:column-width="2.261111in"/>
    </style:style>
    <style:style style:name="TableColumn0102" style:family="table-column">
      <style:table-column-properties style:column-width="2.261111in"/>
    </style:style>
    <style:style style:name="Table01" style:family="table">
      <style:table-properties style:width="6.783333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FIUBA - 7507</text:span></text:p>
      <text:p text:style-name="P1"><text:span text:style-name="T1">Algoritmos y programación 3</text:span></text:p>
      <text:p text:style-name="P2"><text:span text:style-name="T2">Trabajo práctico 2: Batalla Navalgo</text:span></text:p>
      <text:p text:style-name="P3"><text:span text:style-name="T3">1er cuatrimestre, 2013</text:span></text:p>
      <text:p text:style-name="P3"><text:span text:style-name="T3">(trabajo grupal)</text:span></text:p>
      <text:p text:style-name="P4"><text:span text:style-name="T3">Alumno:</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6"><text:span text:style-name="T5">Nombre</text:span><text:span text:style-name="T6"/></text:p>
          </table:table-cell>
          <table:table-cell table:style-name="TableCell010001">
            <text:p text:style-name="P6"><text:span text:style-name="T7">Padrón</text:span><text:span text:style-name="T8"/></text:p>
          </table:table-cell>
          <table:table-cell table:style-name="TableCell010002">
            <text:p text:style-name="P6"><text:span text:style-name="T9">Mail</text:span><text:span text:style-name="T10"/></text:p>
          </table:table-cell>
        </table:table-row>
        <table:table-row table:style-name="TableRow0101">
          <table:table-cell table:style-name="TableCell010100">
            <text:p text:style-name="P9"><text:span text:style-name="T11">Acevedo Facundo M.</text:span><text:span text:style-name="T12"/></text:p>
          </table:table-cell>
          <table:table-cell table:style-name="TableCell010101">
            <text:p text:style-name="P9"><text:span text:style-name="T13">94311</text:span><text:span text:style-name="T14"/></text:p>
          </table:table-cell>
          <table:table-cell table:style-name="TableCell010102">
            <text:p text:style-name="P9"><text:span text:style-name="T15">acv2facundo@gmail.com</text:span><text:span text:style-name="T16"/></text:p>
          </table:table-cell>
        </table:table-row>
        <table:table-row table:style-name="TableRow0102">
          <table:table-cell table:style-name="TableCell010200">
            <text:p text:style-name="P11"><text:span text:style-name="T17">Ceriotti Denise</text:span><text:span text:style-name="T18"/></text:p>
          </table:table-cell>
          <table:table-cell table:style-name="TableCell010201">
            <text:p text:style-name="P11"><text:span text:style-name="T19">94369</text:span><text:span text:style-name="T20"/></text:p>
          </table:table-cell>
          <table:table-cell table:style-name="TableCell010202">
            <text:p text:style-name="P11"><text:span text:style-name="T21">denhjskf@gmail.com</text:span><text:span text:style-name="T22"/></text:p>
          </table:table-cell>
        </table:table-row>
        <table:table-row table:style-name="TableRow0103">
          <table:table-cell table:style-name="TableCell010300">
            <text:p text:style-name="P13"><text:span text:style-name="T23">Peña Maximiliano</text:span><text:span text:style-name="T24"/></text:p>
          </table:table-cell>
          <table:table-cell table:style-name="TableCell010301">
            <text:p text:style-name="P13"><text:span text:style-name="T25">93198</text:span><text:span text:style-name="T26"/></text:p>
          </table:table-cell>
          <table:table-cell table:style-name="TableCell010302">
            <text:p text:style-name="P13"><text:span text:style-name="T27">maxipenia@hotmail.com</text:span><text:span text:style-name="T28"/></text:p>
          </table:table-cell>
        </table:table-row>
      </table:table>
      <text:p text:style-name="P15"><text:span text:style-name="T28"/></text:p>
      <text:p text:style-name="P15"><text:span text:style-name="T28"/></text:p>
      <text:p text:style-name="P16"><text:span text:style-name="T29">Fecha de entrega:<text:s text:c="2"/>12 de Julio de 2013</text:span></text:p>
      <text:p text:style-name="P16"><text:span text:style-name="T30"/></text:p>
      <text:p text:style-name="P16"><text:span text:style-name="T31">Tutor: Marcio Degiovannini</text:span></text:p>
      <text:p text:style-name="P16"><text:span text:style-name="T32"/></text:p>
      <text:p text:style-name="P16"><text:span text:style-name="T33">Nota Final:</text:span></text:p>
      <text:p text:style-name="P16"><text:span text:style-name="T34"/></text:p>
      <text:p text:style-name="P16"><text:span text:style-name="T34"/></text:p>
      <text:p text:style-name="P17"><text:span text:style-name="T34"/></text:p>
      <text:p text:style-name="P18"><text:span text:style-name="T35">Tabla de contenidos</text:span></text:p>
      <text:p text:style-name="P19"><text:span text:style-name="T36"/></text:p>
      <text:p text:style-name="P20"><text:a xlink:href="#id.gjdgxs"><text:span text:style-name="T38">Introducción</text:span></text:a><text:span text:style-name="T39"/></text:p>
      <text:p text:style-name="P21"><text:a xlink:href="#id.30j0zll"><text:span text:style-name="T41">-</text:span><text:span text:style-name="T42">HYPERLINK "#id.30j0zll"</text:span><text:span text:style-name="T43">Objetivo</text:span></text:a><text:span text:style-name="T44"><text:s/></text:span><text:a xlink:href="#id.30j0zll"><text:span text:style-name="T46">del</text:span></text:a><text:span text:style-name="T47"><text:s/></text:span><text:a xlink:href="#id.30j0zll"><text:span text:style-name="T49">trabajo</text:span></text:a><text:span text:style-name="T50"/></text:p>
      <text:p text:style-name="P21"><text:a xlink:href="#id.1fob9te"><text:span text:style-name="T52">Consigna</text:span></text:a><text:span text:style-name="T53"><text:s/></text:span><text:a xlink:href="#id.1fob9te"><text:span text:style-name="T55">general</text:span></text:a><text:span text:style-name="T56"/></text:p>
      <text:p text:style-name="P22"><text:a xlink:href="#id.3znysh7"><text:span text:style-name="T58">Descripción</text:span></text:a><text:span text:style-name="T59"><text:s/></text:span><text:a xlink:href="#id.3znysh7"><text:span text:style-name="T61">de</text:span></text:a><text:span text:style-name="T62"><text:s/></text:span><text:a xlink:href="#id.3znysh7"><text:span text:style-name="T64">la</text:span></text:a><text:span text:style-name="T65"><text:s/></text:span><text:a xlink:href="#id.3znysh7"><text:span text:style-name="T67">aplicación</text:span></text:a><text:span text:style-name="T68"><text:s/></text:span><text:a xlink:href="#id.3znysh7"><text:span text:style-name="T70">a</text:span></text:a><text:span text:style-name="T71"><text:s/></text:span><text:a xlink:href="#id.3znysh7"><text:span text:style-name="T73">desarrollar</text:span></text:a><text:span text:style-name="T74"/></text:p>
      <text:p text:style-name="P23"><text:a xlink:href="#id.2et92p0"><text:span text:style-name="T76">-</text:span><text:span text:style-name="T77">HYPERLINK "#id.2et92p0"</text:span><text:span text:style-name="T78">Contexto</text:span></text:a><text:span text:style-name="T79"/></text:p>
      <text:p text:style-name="P23"><text:a xlink:href="#id.tyjcwt"><text:span text:style-name="T81">Objetivo</text:span></text:a><text:span text:style-name="T82"><text:s/></text:span><text:a xlink:href="#id.tyjcwt"><text:span text:style-name="T84">del</text:span></text:a><text:span text:style-name="T85"><text:s/></text:span><text:a xlink:href="#id.tyjcwt"><text:span text:style-name="T87">juego</text:span></text:a><text:span text:style-name="T88"/></text:p>
      <text:p text:style-name="P23"><text:a xlink:href="#id.3dy6vkm"><text:span text:style-name="T90">Puntos</text:span></text:a><text:span text:style-name="T91"/></text:p>
      <text:p text:style-name="P23"><text:a xlink:href="#id.1t3h5sf"><text:span text:style-name="T93">Dinamica</text:span></text:a><text:span text:style-name="T94"><text:s/></text:span><text:a xlink:href="#id.1t3h5sf"><text:span text:style-name="T96">del</text:span></text:a><text:span text:style-name="T97"><text:s/></text:span><text:a xlink:href="#id.1t3h5sf"><text:span text:style-name="T99">juego</text:span></text:a><text:span text:style-name="T100"/></text:p>
      <text:p text:style-name="P23"><text:a xlink:href="#id.4d34og8"><text:span text:style-name="T102">Disparos</text:span></text:a><text:span text:style-name="T103"/></text:p>
      <text:p text:style-name="P23"><text:a xlink:href="#id.2s8eyo1"><text:span text:style-name="T105">Tablero</text:span></text:a><text:span text:style-name="T106"/></text:p>
      <text:p text:style-name="P23"><text:a xlink:href="#id.3rdcrjn"><text:span text:style-name="T108">Naves</text:span></text:a><text:span text:style-name="T109"/></text:p>
      <text:p text:style-name="P24"><text:a xlink:href="#id.26in1rg"><text:span text:style-name="T111">Entregables</text:span></text:a><text:span text:style-name="T112"/></text:p>
      <text:p text:style-name="P25"><text:a xlink:href="#id.lnxbz9"><text:span text:style-name="T114">Forma</text:span></text:a><text:span text:style-name="T115"><text:s/></text:span><text:a xlink:href="#id.lnxbz9"><text:span text:style-name="T117">de</text:span></text:a><text:span text:style-name="T118"><text:s/></text:span><text:a xlink:href="#id.lnxbz9"><text:span text:style-name="T120">entrega</text:span></text:a><text:span text:style-name="T121"/></text:p>
      <text:p text:style-name="P26"><text:a xlink:href="#id.35nkun2"><text:span text:style-name="T123">Informe</text:span></text:a><text:span text:style-name="T124"/></text:p>
      <text:p text:style-name="P27"><text:span text:style-name="T125">-</text:span><text:a xlink:href="#id.1ksv4uv"><text:span text:style-name="T127">Supuestos</text:span></text:a><text:span text:style-name="T128"/></text:p>
      <text:p text:style-name="P28"><text:a xlink:href="#id.44sinio"><text:span text:style-name="T130">Modelo</text:span></text:a><text:span text:style-name="T131"><text:s/></text:span><text:a xlink:href="#id.44sinio"><text:span text:style-name="T133">de</text:span></text:a><text:span text:style-name="T134"><text:s/></text:span><text:a xlink:href="#id.44sinio"><text:span text:style-name="T136">dominio</text:span></text:a><text:span text:style-name="T137"/></text:p>
      <text:p text:style-name="P29"><text:a xlink:href="#id.2jxsxqh"><text:span text:style-name="T139">Diagramas</text:span></text:a><text:span text:style-name="T140"><text:s/></text:span><text:a xlink:href="#id.2jxsxqh"><text:span text:style-name="T142">de</text:span></text:a><text:span text:style-name="T143"><text:s/></text:span><text:a xlink:href="#id.2jxsxqh"><text:span text:style-name="T145">clases</text:span></text:a><text:span text:style-name="T146"/></text:p>
      <text:p text:style-name="P29"><text:a xlink:href="#id.z337ya"><text:span text:style-name="T148">Detalles</text:span></text:a><text:span text:style-name="T149"><text:s/></text:span><text:a xlink:href="#id.z337ya"><text:span text:style-name="T151">de</text:span></text:a><text:span text:style-name="T152"><text:s/></text:span><text:a xlink:href="#id.z337ya"><text:span text:style-name="T154">implementación</text:span></text:a><text:span text:style-name="T155"/></text:p>
      <text:p text:style-name="P29"><text:a xlink:href="#id.3j2qqm3"><text:span text:style-name="T157">Excepciones</text:span></text:a><text:span text:style-name="T158"/></text:p>
      <text:p text:style-name="P29"><text:a xlink:href="#id.1y810tw"><text:span text:style-name="T160">Diagramas</text:span></text:a><text:span text:style-name="T161"><text:s/></text:span><text:a xlink:href="#id.1y810tw"><text:span text:style-name="T163">de</text:span></text:a><text:span text:style-name="T164"><text:s/></text:span><text:a xlink:href="#id.1y810tw"><text:span text:style-name="T166">secuencia</text:span></text:a><text:span text:style-name="T167"/></text:p>
      <text:p text:style-name="P30"><text:a xlink:href="#id.2xcytpi"><text:span text:style-name="T169">Checklist</text:span></text:a><text:span text:style-name="T170"><text:s/></text:span><text:a xlink:href="#id.2xcytpi"><text:span text:style-name="T172">de</text:span></text:a><text:span text:style-name="T173"><text:s/></text:span><text:a xlink:href="#id.2xcytpi"><text:span text:style-name="T175">corrección</text:span></text:a><text:span text:style-name="T176"/></text:p>
      <text:p text:style-name="P31"><text:a xlink:href="#id.1ci93xb"><text:span text:style-name="T178">Código</text:span></text:a><text:span text:style-name="T179"/></text:p>
      <text:p text:style-name="P32"><text:span text:style-name="T179"/></text:p>
      <text:p text:style-name="P32"><text:span text:style-name="T179"/></text:p>
      <text:p text:style-name="P33"><text:span text:style-name="T180">Introducción</text:span></text:p>
      <text:p text:style-name="P33"><text:span text:style-name="T181">Objetivo del trabajo</text:span></text:p>
      <text:p text:style-name="P34"><text:span text:style-name="T182">Aplicar los conceptos enseñados en la materia a la resolución de un problema, trabajando en forma grupal y utilizando una lenguaje de tipado estático (java o csharp)</text:span></text:p>
      <text:p text:style-name="P35"><text:span text:style-name="T183">Consigna general</text:span></text:p>
      <text:p text:style-name="P36"><text:span text:style-name="T184">Desarrollar la aplicación completa, incluyendo el modelo de clases es interface gráfica. La aplicación deberá ser acompañada por prueba unitarias e integrales y documentación de diseño. En la siguiente sección se describe la aplicación a desarrollar.</text:span></text:p>
      <text:p text:style-name="P36"><text:span text:style-name="T185"/></text:p>
      <text:p text:style-name="P37"><text:span text:style-name="T186">Descripción de la aplicación a desarrollar</text:span></text:p>
      <text:p text:style-name="P37"><text:span text:style-name="T187">Contexto</text:span></text:p>
      <text:p text:style-name="P38"><text:span text:style-name="T188">La empresa Algo Ritmos SA dedicada al desarrollo de video juegos a decidido contratar a un grupo de programadores para implementar el juego Batalla Navalgo: un juego levemente inspirado en el clasico juego de Batalla Naval</text:span></text:p>
      <text:p text:style-name="P38"><text:span text:style-name="T189"/></text:p>
      <text:p text:style-name="P39"><text:span text:style-name="T190">Objetivo del juego</text:span></text:p>
      <text:p text:style-name="P40"><text:span text:style-name="T191"/></text:p>
      <text:p text:style-name="P41"><text:span text:style-name="T192">La Batalla Navalgo es un juego por turnos en el cual juega el jugador contra la computadora.</text:span></text:p>
      <text:p text:style-name="P41"><text:span text:style-name="T193"/></text:p>
      <text:p text:style-name="P42"><text:span text:style-name="T194">La computadora coloca sus naves en el tablero, y el jugador debe destruirlas. El jugador no tiene tablero, el juego consiste solamente en destruir las naves de la computadora.</text:span></text:p>
      <text:p text:style-name="P42"><text:span text:style-name="T195"/></text:p>
      <text:p text:style-name="P43"><text:span text:style-name="T196">Puntos</text:span></text:p>
      <text:p text:style-name="P44"><text:span text:style-name="T197"/></text:p>
      <text:p text:style-name="P45"><text:span text:style-name="T198">El jugador empieza el juego con una cantidad de puntos (10.000 puntos), y el objetivo es terminar el juego (destruyendo todas las naves) con la mayor cantidad de puntos.</text:span></text:p>
      <text:p text:style-name="P45"><text:span text:style-name="T199"/></text:p>
      <text:p text:style-name="P45"><text:span text:style-name="T200">Los puntos se descuentan de 2 formas:</text:span></text:p>
      <text:p text:style-name="P45"><text:span text:style-name="T200">- Con el simple paso del tiempo (10 puntos por turno)</text:span></text:p>
      <text:p text:style-name="P46"><text:span text:style-name="T200">- Con los disparos que hace el jugador (distinta cantidad de puntos de acuerdo al tipo de disparo)</text:span></text:p>
      <text:p text:style-name="P47"><text:span text:style-name="T201">Dinamica del juego</text:span></text:p>
      <text:p text:style-name="P48"><text:span text:style-name="T202"/></text:p>
      <text:p text:style-name="P49"><text:span text:style-name="T203">En cada momento el jugador puede ver el tablero de la computadora, junto con la ubicación y estado de las naves (al principio todas las naves estarán completas pero a lo largo del juego tendrán partes destruidas).</text:span></text:p>
      <text:p text:style-name="P49"><text:span text:style-name="T204"/></text:p>
      <text:p text:style-name="P49"><text:span text:style-name="T205">A diferencia de la batalla naval convencional, las naves en la batalla Navalgo tienen movimiento. Al colocar las naves en el tablero, la computadora asignará una dirección a cada una (8 direcciones posibles: lineales + diagonales).</text:span></text:p>
      <text:p text:style-name="P49"><text:span text:style-name="T206"/></text:p>
      <text:p text:style-name="P49"><text:span text:style-name="T207">Al pasar cada turno, las naves se mueven 1 posición en la dirección correspondiente.</text:span></text:p>
      <text:p text:style-name="P49"><text:span text:style-name="T207">Al “chocar” contra el borde del tablero, la dirección se invierte para continuar el movimiento en sentido opuesto.</text:span></text:p>
      <text:p text:style-name="P49"><text:span text:style-name="T208"/></text:p>
      <text:p text:style-name="P49"><text:span text:style-name="T209">Las naves no chocan entre sí, sino que se pueden superponer en el tablero. En ese caso, si el jugador efectúa un disparo sobre una posición, destruirá todas las partes de las naves que se encuentran superpuestas.</text:span></text:p>
      <text:p text:style-name="P49"><text:span text:style-name="T210"/></text:p>
      <text:p text:style-name="P50"><text:span text:style-name="T211">En cada turno del juego, el jugador podrá efectuar un disparo.</text:span></text:p>
      <text:p text:style-name="P50"><text:span text:style-name="T212"/></text:p>
      <text:p text:style-name="P51"><text:span text:style-name="T213">Disparos</text:span></text:p>
      <text:p text:style-name="P52"><text:span text:style-name="T214"/></text:p>
      <text:p text:style-name="P53"><text:span text:style-name="T215">Existen distintos tipos de disparo, con distinto costo y diferente comportamiento:</text:span></text:p>
      <text:p text:style-name="P53"><text:span text:style-name="T216"/></text:p>
      <text:p text:style-name="P53"><text:span text:style-name="T217">- Disparo convencional</text:span></text:p>
      <text:p text:style-name="P53"><text:span text:style-name="T217"><text:tab/>- Impacta en una posición, en el mismo momento que se hace el disparo</text:span></text:p>
      <text:p text:style-name="P53"><text:span text:style-name="T217"><text:tab/>- Costo: 200 puntos</text:span></text:p>
      <text:p text:style-name="P53"><text:span text:style-name="T218"/></text:p>
      <text:p text:style-name="P53"><text:span text:style-name="T219">- Mina submarina puntual con retardo</text:span></text:p>
      <text:p text:style-name="P53"><text:span text:style-name="T219"><text:tab/>- Se coloca la mina en una posición, pero el impacto se realiza 3 turnos después de haber sido colocada</text:span></text:p>
      <text:p text:style-name="P53"><text:span text:style-name="T219"><text:tab/>- Costo: 50 puntos</text:span></text:p>
      <text:p text:style-name="P53"><text:span text:style-name="T220"/></text:p>
      <text:p text:style-name="P53"><text:span text:style-name="T221">- Mina submarina doble con retardo</text:span></text:p>
      <text:p text:style-name="P53"><text:span text:style-name="T221"><text:tab/>- Idem anterior, pero al impactar destruye la posición actual + las posiciones adyacentes en un radio de 1 casilla</text:span></text:p>
      <text:p text:style-name="P53"><text:span text:style-name="T221"><text:tab/>- Costo: 100 puntos</text:span></text:p>
      <text:p text:style-name="P53"><text:span text:style-name="T222"/></text:p>
      <text:p text:style-name="P53"><text:span text:style-name="T223">- Mina submarina triple con retardo</text:span></text:p>
      <text:p text:style-name="P53"><text:span text:style-name="T223"><text:tab/>- Idem anterior, pero al impactar destruye la posición actual + las posiciones adyacentes en un radio de 2 casillas</text:span></text:p>
      <text:p text:style-name="P53"><text:span text:style-name="T223"><text:tab/>- Costo: 125 puntos</text:span></text:p>
      <text:p text:style-name="P53"><text:span text:style-name="T224"/></text:p>
      <text:p text:style-name="P53"><text:span text:style-name="T225">- Mina submarina por contacto</text:span></text:p>
      <text:p text:style-name="P54"><text:span text:style-name="T225">- Se coloca la mina en una posición, pero el impacto se realiza cuando alguna nave pasa por sobre esa posición</text:span></text:p>
      <text:p text:style-name="P55"><text:span text:style-name="T225"><text:tab/>- Costo: 150 puntos</text:span></text:p>
      <text:p text:style-name="P56"><text:span text:style-name="T226"/></text:p>
      <text:p text:style-name="P57"><text:span text:style-name="T226"/></text:p>
      <text:p text:style-name="P58"><text:span text:style-name="T227">Tablero</text:span></text:p>
      <text:p text:style-name="P59"><text:span text:style-name="T228"/></text:p>
      <text:p text:style-name="P60"><text:span text:style-name="T229">El tablero es un cuadrado de 10 x 10 casilleros.</text:span></text:p>
      <text:p text:style-name="P61"><text:span text:style-name="T230"/></text:p>
      <text:p text:style-name="P62"><text:span text:style-name="T231">Naves</text:span></text:p>
      <text:p text:style-name="P63"><text:span text:style-name="T232"/></text:p>
      <text:p text:style-name="P64"><text:span text:style-name="T233">Las naves se diferencian por la cantidad de casilleros consecutivos que ocupan y su resistencia a los disparos.</text:span></text:p>
      <text:p text:style-name="P64"><text:span text:style-name="T234"/></text:p>
      <text:p text:style-name="P64"><text:span text:style-name="T235">La computadora puede colocar las naves en posición vertical u horizontal, y con alguna de las 8 de direcciones de movimiento posibles (lineales + diagonales).</text:span></text:p>
      <text:p text:style-name="P64"><text:span text:style-name="T235">La nave se considera destruida cuando se destruyen cada una de las partes (cada parte ocupa un casillero) de ellas.</text:span></text:p>
      <text:p text:style-name="P64"><text:span text:style-name="T236"/></text:p>
      <text:p text:style-name="P64"><text:span text:style-name="T237">La computadora colocará las siguientes naves en el tablero:</text:span></text:p>
      <text:p text:style-name="P64"><text:span text:style-name="T237">- 2 lanchas (naves de 2 casillas)</text:span></text:p>
      <text:p text:style-name="P64"><text:span text:style-name="T237">- 2 destructores (naves de 3 casillas, a las cuales solamente las dañan los disparos directos, las minas submarinas no les producen ningun daño)</text:span></text:p>
      <text:p text:style-name="P64"><text:span text:style-name="T237">- 1 buque (nave de 4 casillas, en la cual un impacto en cualquier parte de la nave la destruye por completo)</text:span></text:p>
      <text:p text:style-name="P64"><text:span text:style-name="T237">- 1 portaaviones (nave de 5 casillas)</text:span></text:p>
      <text:p text:style-name="P65"><text:span text:style-name="T237">- 1 rompehielos (nave de 3 casillas, pero en la cual cada parte requiere 2 impactos para ser destruida)</text:span></text:p>
      <text:p text:style-name="P65"><text:span text:style-name="T238"/></text:p>
      <text:p text:style-name="P66"><text:span text:style-name="T239">Entregables</text:span></text:p>
      <text:list text:style-name="L67">
        <text:list-item>
          <text:p text:style-name="P67"><text:span text:style-name="T240">Código fuente de la aplicación completa, incluyendo también: código de la pruebas, archivos de recursos</text:span></text:p>
        </text:list-item>
        <text:list-item>
          <text:p text:style-name="P67"><text:span text:style-name="T240">Script para compilación y ejecución (ant o nant)</text:span></text:p>
        </text:list-item>
        <text:list-item>
          <text:p text:style-name="P67"><text:span text:style-name="T240">Informe, acorde a lo especificado en este documento</text:span></text:p>
        </text:list-item>
      </text:list>
      <text:p text:style-name="P68"><text:span text:style-name="T241"/></text:p>
      <text:p text:style-name="P69"><text:span text:style-name="T242">Forma de entrega</text:span></text:p>
      <text:p text:style-name="P70"><text:span text:style-name="T243">A coordinar con el docente tutor.</text:span></text:p>
      <text:p text:style-name="P70"><text:span text:style-name="T244"/></text:p>
      <text:p text:style-name="P71"><text:span text:style-name="T245">Informe</text:span></text:p>
      <text:p text:style-name="P71"><text:span text:style-name="T246">Supuestos</text:span></text:p>
      <text:p text:style-name="P72"><text:span text:style-name="T247">-El puntaje puede llegar a ser negativo.</text:span></text:p>
      <text:p text:style-name="P72"><text:span text:style-name="T247">-El juego no puede ser guardado antes de iniciarlo.</text:span></text:p>
      <text:p text:style-name="P72"><text:span text:style-name="T247">-Se puede guardar solo una sesion, la proxima vez que se guarde, sobreescribira a la anterior.</text:span></text:p>
      <text:p text:style-name="P73"><text:span text:style-name="T248">Modelo de dominio</text:span></text:p>
      <text:p text:style-name="P74"><text:span text:style-name="T249">Para resolver el tp, las clases principales necesarias son: BatallaNavalgo, Tablero, Casillero, Nave, Jugador, Puntaje y Munición.</text:span></text:p>
      <text:p text:style-name="P74"><text:span text:style-name="T249">Pensamos a BatallaNavalgo como la clase principal del juego. Ésta contiene a TableroComunicable y a Jugador (que contiene Puntaje). BatallaNavalgo recibe Municion y el Casillero donde se desea realizar el impacto.</text:span></text:p>
      <text:p text:style-name="P74"><text:span text:style-name="T249">Las distintas municiones son clases que heredan de Munición, cada una con sus propiedades (Costo, tipo de impacto). Lo mismo con las naves, los diferentes tipos de naves heredan de Nave y cada una tiene su propio tamaño, tipo de impacto que requiere).</text:span></text:p>
      <text:p text:style-name="P74"><text:span text:style-name="T250"/></text:p>
      <text:p text:style-name="P75"><text:span text:style-name="T251">Diagramas de clases</text:span></text:p>
      <text:p text:style-name="P76"><draw:frame text:anchor-type="as-char" svg:width="146.58mm" svg:height="216.43mm" style:rel-width="scale" style:rel-height="scale"><draw:object-ole xlink:href="OleObj1"/><draw:image xlink:href="ObjectReplacements/OleObj1"/></draw:frame><text:span text:style-name="T252"/></text:p>
      <text:p text:style-name="P76"><text:span text:style-name="T252"/></text:p>
      <text:p text:style-name="P76"><text:span text:style-name="T252"/></text:p>
      <text:p text:style-name="P76"><text:span text:style-name="T252"/></text:p>
      <text:p text:style-name="P77"><text:span text:style-name="T253">Detalles de implementación</text:span></text:p>
      <text:p text:style-name="P77"><text:span text:style-name="T254"/></text:p>
      <text:p text:style-name="P78"><text:span text:style-name="T255">Las naves están conformadas por seciones, la sección media (que puede contar con ninguna, una o más), popa y proa. Tienen también un estado de nave: sana, dañada o destruída. Así como también cada sección tiene su propio estado.</text:span></text:p>
      <text:p text:style-name="P78"><text:span text:style-name="T255">Tablero está formado por una colección de Casilleros. Tablero sabe las municiones que hay en él y las naves sanas y/o dañadas. Tiene acceso a cada uno de sus Casilleros y a sus contenidos.</text:span></text:p>
      <text:p text:style-name="P78"><text:span text:style-name="T255">Cada casillero tiene una posición (x,y) y dos colecciones: una de municiones y otra de seccionDenave. Dentro de cada casillero puede haber más de una munición y más de una sección de nave. </text:span></text:p>
      <text:p text:style-name="P79"><text:span text:style-name="T255">Luego de cada turno, se actualiza el tablero: se revisan la colección de municiones de cada casillero y las que deben impactar en ese turno, lo hacen. Para generar el impacto, se revisa la colección de secciones de naves de ese casillero y se le hace el daño correspondiente.</text:span></text:p>
      <text:p text:style-name="P80"><text:span text:style-name="T256">Excepciones</text:span></text:p>
      <text:p text:style-name="P81"><text:span text:style-name="T257">Para resolver el trabajo práctico fue necesaria la excepción "idCasilleroInválido".</text:span></text:p>
      <text:p text:style-name="P82"><text:span text:style-name="T257">Se utilizó principalmente en la clase Tablero. Uno de los métodos de esta clase, verifica que la nave haya sido posicionada<text:s text:c="2"/>correctamente y que tenga casilleros libres al rededor para poder moverse, es decir, para que no quede bloqueada. Fue utilizada esta excepción para los casos en que los casilleros que rodean la nave son inválidos. También fue necesaria para el método obtenerCasillero y para obtenerAledanyos, que devuelve una lista con los casilleros cercanos al casillero pasado por parámetro.</text:span></text:p>
      <text:p text:style-name="P83"><text:span text:style-name="T258">Diagramas de secuencia</text:span></text:p>
      <text:p text:style-name="P84"><text:span text:style-name="T259">Diagrama de ronda() y ponerMunicion() :</text:span></text:p>
      <text:p text:style-name="P85"><draw:frame text:anchor-type="as-char" svg:width="146.84mm" svg:height="264.05mm" style:rel-width="scale" style:rel-height="scale"><draw:object-ole xlink:href="OleObj2"/><draw:image xlink:href="ObjectReplacements/OleObj2"/></draw:frame><text:span text:style-name="T260"/></text:p>
      <text:p text:style-name="P85"><text:span text:style-name="T260"/></text:p>
      <text:p text:style-name="P85"><text:span text:style-name="T260"/></text:p>
      <text:p text:style-name="P85"><text:span text:style-name="T260"/></text:p>
      <text:p text:style-name="P85"><text:span text:style-name="T260"/></text:p>
      <text:p text:style-name="P86"><text:span text:style-name="T261">Diagrama de finDeTurno():</text:span></text:p>
      <text:p text:style-name="P86"><text:span text:style-name="T262"/></text:p>
      <text:p text:style-name="P87"><draw:frame text:anchor-type="as-char" svg:width="111.65mm" svg:height="263.26mm" style:rel-width="scale" style:rel-height="scale"><draw:object-ole xlink:href="OleObj3"/><draw:image xlink:href="ObjectReplacements/OleObj3"/></draw:frame><text:span text:style-name="T262"/></text:p>
      <text:p text:style-name="P87"><text:span text:style-name="T262"/></text:p>
      <text:p text:style-name="P87"><text:span text:style-name="T262"/></text:p>
      <text:p text:style-name="P87"><text:span text:style-name="T262"/></text:p>
      <text:p text:style-name="P87"><text:span text:style-name="T262"/></text:p>
      <text:p text:style-name="P87"><text:span text:style-name="T262"/></text:p>
      <text:p text:style-name="P87"><text:span text:style-name="T262"/></text:p>
      <text:p text:style-name="P87"><text:span text:style-name="T262"/></text:p>
      <text:p text:style-name="P88"><text:span text:style-name="T263">Código fuente</text:span></text:p>
      <text:p text:style-name="P89"><text:span text:style-name="T264">(En documento aparte)</text:span></text:p>
      <text:p text:style-name="P90"><text:span text:style-name="T265"/></text:p>
      <text:p text:style-name="P91"><text:span text:style-name="T266">Checklist de corrección</text:span></text:p>
      <text:p text:style-name="P92"><text:span text:style-name="T267">Esta sección es para uso exclusivo de la cátedra, por favor no modificar.</text:span></text:p>
      <text:p text:style-name="P92"><text:span text:style-name="T268"/></text:p>
      <text:p text:style-name="P92"><text:span text:style-name="T269">Carpeta</text:span></text:p>
      <text:p text:style-name="P92"><text:span text:style-name="T270">Generalidades</text:span></text:p>
      <text:list text:style-name="L93">
        <text:list-item>
          <text:p text:style-name="P93"><text:span text:style-name="T271">¿Son correctos los supuestos y extensiones?</text:span></text:p>
        </text:list-item>
        <text:list-item>
          <text:p text:style-name="P93"><text:span text:style-name="T271">¿Es prolija la presentación? (hojas del mismo tamaño, numeradas y con tipografía uniforme)</text:span></text:p>
        </text:list-item>
      </text:list>
      <text:p text:style-name="P94"><text:span text:style-name="T272">Modelo</text:span></text:p>
      <text:list text:style-name="L95">
        <text:list-item>
          <text:p text:style-name="P95"><text:span text:style-name="T273">¿Está completo?¿Contempla la totalidad del problema?</text:span></text:p>
        </text:list-item>
        <text:list-item>
          <text:p text:style-name="P95"><text:span text:style-name="T273">¿Respeta encapsulamiento?</text:span></text:p>
        </text:list-item>
        <text:list-item>
          <text:p text:style-name="P95"><text:span text:style-name="T273">¿Hace un buen uso de excepciones?</text:span></text:p>
        </text:list-item>
        <text:list-item>
          <text:p text:style-name="P95"><text:span text:style-name="T273">¿Utiliza polimorfismo en las situaciones esperadas?</text:span></text:p>
        </text:list-item>
      </text:list>
      <text:p text:style-name="P96"><text:span text:style-name="T274"/></text:p>
      <text:p text:style-name="P97"><text:span text:style-name="T275">Diagramas</text:span></text:p>
      <text:p text:style-name="P97"><text:span text:style-name="T276">Diagrama de clases</text:span></text:p>
      <text:list text:style-name="L98">
        <text:list-item>
          <text:p text:style-name="P98"><text:span text:style-name="T277">¿Está completo?</text:span></text:p>
        </text:list-item>
        <text:list-item>
          <text:p text:style-name="P98"><text:span text:style-name="T277">¿Está bien utilizada la notación?</text:span></text:p>
        </text:list-item>
      </text:list>
      <text:p text:style-name="P99"><text:span text:style-name="T278">Diagramas de secuencia</text:span></text:p>
      <text:list text:style-name="L100">
        <text:list-item>
          <text:p text:style-name="P100"><text:span text:style-name="T279">¿Está completo?</text:span></text:p>
        </text:list-item>
        <text:list-item>
          <text:p text:style-name="P100"><text:span text:style-name="T279">¿Es consistente con el diagrama de clases?</text:span></text:p>
        </text:list-item>
        <text:list-item>
          <text:p text:style-name="P100"><text:span text:style-name="T279">¿Está bien utilizada la notación?</text:span></text:p>
        </text:list-item>
      </text:list>
      <text:p text:style-name="P101"><text:span text:style-name="T280">Diagrama de estados</text:span></text:p>
      <text:list text:style-name="L102">
        <text:list-item>
          <text:p text:style-name="P102"><text:span text:style-name="T281">¿Está completo?</text:span></text:p>
        </text:list-item>
        <text:list-item>
          <text:p text:style-name="P102"><text:span text:style-name="T281">¿Está bien utilizada la notación?</text:span></text:p>
        </text:list-item>
      </text:list>
      <text:p text:style-name="P103"><text:span text:style-name="T282"/></text:p>
      <text:p text:style-name="P104"><text:span text:style-name="T283">Código</text:span></text:p>
      <text:p text:style-name="P105"><text:span text:style-name="T284">Generalidades</text:span></text:p>
      <text:list text:style-name="L106">
        <text:list-item>
          <text:p text:style-name="P106"><text:span text:style-name="T285">¿Respeta estándares de codificación?</text:span></text:p>
        </text:list-item>
        <text:list-item>
          <text:p text:style-name="P106"><text:span text:style-name="T285">¿Está correctamente documentado?</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